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ParticleDecl.toString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SParticleDecl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articleDecl.empt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articleDec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articleDecl.minEffectiveTotalRan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ParticleDecl.getMinOcc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articleDecl.maxEffectiveTotalRang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ParticleDecl.getMaxOcc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articleDec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ParticleDecl.isEmpt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ParticleDecl.make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ParticleDecl.appendParticle( StringBuffer buff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SParticleDecl.getMaxOccursUnbou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articleDecl.get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articleDec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articleDecl.getNamespace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articleDecl.getTe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